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74mm" svg:y="8.75mm">
            <draw:object draw:notify-on-update-of-ranges="Sheet1.A7:Sheet1.A13 Sheet1.B6:Sheet1.B6 Sheet1.B7:Sheet1.B13 Sheet1.A7:Sheet1.A13 Sheet1.C6:Sheet1.C6 Sheet1.C7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allel test cas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main [0, 1.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 2.0e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0088986958982" calcext:value-type="float">
            <text:p>1.01E-02</text:p>
          </table:table-cell>
          <table:table-cell table:style-name="ce1" office:value-type="float" office:value="0.00767962353069325" calcext:value-type="float">
            <text:p>7.6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195925616517253" calcext:value-type="float">
            <text:p>1.96E-03</text:p>
          </table:table-cell>
          <table:table-cell table:style-name="ce1" office:value-type="float" office:value="0.00160815693157483" calcext:value-type="float">
            <text:p>1.61E-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312567678064418" calcext:value-type="float">
            <text:p>3.13E-04</text:p>
          </table:table-cell>
          <table:table-cell table:style-name="ce1" office:value-type="float" office:value="0.000245271123021585" calcext:value-type="float">
            <text:p>2.45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67697842187455" calcext:value-type="float">
            <text:p>1.68E-05</text:p>
          </table:table-cell>
          <table:table-cell table:style-name="ce1" office:value-type="float" office:value="0.0000161652616257522" calcext:value-type="float">
            <text:p>1.62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00823860429526395" calcext:value-type="float">
            <text:p>8.24E-07</text:p>
          </table:table-cell>
          <table:table-cell table:style-name="ce1" office:value-type="float" office:value="0.000000975995387783204" calcext:value-type="float">
            <text:p>9.76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000252957353377086" calcext:value-type="float">
            <text:p>2.53E-08</text:p>
          </table:table-cell>
          <table:table-cell table:style-name="ce1" office:value-type="float" office:value="0.0000000492329469943786" calcext:value-type="float">
            <text:p>4.92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0000000824825909066684" calcext:value-type="float">
            <text:p>8.25E-09</text:p>
          </table:table-cell>
          <table:table-cell table:style-name="ce1" office:value-type="float" office:value="0.00000000650617268858055" calcext:value-type="float">
            <text:p>6.51E-09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Domain [0, 1.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 1.0e-4</text:p>
          </table:table-cell>
          <table:table-cell/>
          <table:table-cell office:value-type="string" calcext:value-type="string">
            <text:p>4 procs</text:p>
          </table:table-cell>
        </table:table-row>
        <table:table-row table:style-name="ro1">
          <table:table-cell office:value-type="string" calcext:value-type="string">
            <text:p>16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293601784821213" calcext:value-type="float">
            <text:p>2.94E-02</text:p>
          </table:table-cell>
          <table:table-cell table:style-name="ce1" office:value-type="float" office:value="0.0228849501515107" calcext:value-type="float">
            <text:p>2.29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869158330851404" calcext:value-type="float">
            <text:p>8.69E-04</text:p>
          </table:table-cell>
          <table:table-cell table:style-name="ce1" office:value-type="float" office:value="0.000801706285553484" calcext:value-type="float">
            <text:p>8.02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286750812962467" calcext:value-type="float">
            <text:p>2.87E-05</text:p>
          </table:table-cell>
          <table:table-cell table:style-name="ce1" office:value-type="float" office:value="0.0000283922266129736" calcext:value-type="float">
            <text:p>2.84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831713075748463" calcext:value-type="float">
            <text:p>8.32E-07</text:p>
          </table:table-cell>
          <table:table-cell table:style-name="ce1" office:value-type="float" office:value="0.000000846273323357696" calcext:value-type="float">
            <text:p>8.46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000353493296060382" calcext:value-type="float">
            <text:p>3.53E-08</text:p>
          </table:table-cell>
          <table:table-cell table:style-name="ce1" office:value-type="float" office:value="0.0000000292611790473767" calcext:value-type="float">
            <text:p>2.93E-08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 calcext:value-type="string">
            <text:p>Domain [0, 1.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 2.0e-4</text:p>
          </table:table-cell>
          <table:table-cell/>
          <table:table-cell office:value-type="string" calcext:value-type="string">
            <text:p>2 procs</text:p>
          </table:table-cell>
        </table:table-row>
        <table:table-row table:style-name="ro1">
          <table:table-cell office:value-type="string" calcext:value-type="string">
            <text:p>16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125689777304037" calcext:value-type="float">
            <text:p>1.26E-03</text:p>
          </table:table-cell>
          <table:table-cell table:style-name="ce1" office:value-type="float" office:value="0.000957458491857066" calcext:value-type="float">
            <text:p>9.57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190640451317345" calcext:value-type="float">
            <text:p>1.91E-05</text:p>
          </table:table-cell>
          <table:table-cell table:style-name="ce1" office:value-type="float" office:value="0.0000167524949999217" calcext:value-type="float">
            <text:p>1.6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-00-00</text:date>, <text:time style:data-style-name="N2" text:time-value="09:18:07.162272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32:41.984378885</meta:creation-date>
    <dc:date>2019-11-20T10:49:41.668737218</dc:date>
    <meta:editing-duration>PT3H37M7S</meta:editing-duration>
    <meta:editing-cycles>28</meta:editing-cycles>
    <meta:generator>LibreOffice/6.0.7.3$Linux_X86_64 LibreOffice_project/00m0$Build-3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Error performance</text:p>
        </chart:title>
        <chart:subtitle svg:x="3.987cm" svg:y="1.275cm" chart:style-name="ch3">
          <text:p>Domain [0, 1.0], Time step: 2.0e-4, 4 elements</text:p>
        </chart:subtitle>
        <chart:legend chart:legend-position="end" svg:x="13.016cm" svg:y="3.952cm" style:legend-expansion="high" chart:style-name="ch4"/>
        <chart:plot-area chart:style-name="ch5" table:cell-range-address="Sheet1.A7:Sheet1.C13 Sheet1.B6:Sheet1.C6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5.725cm" svg:y="8.019cm" chart:style-name="ch7">
              <text:p>Polynomial order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7:Sheet1.B13" chart:label-cell-address="Sheet1.B6:Sheet1.B6" chart:class="chart:scatter">
            <chart:domain table:cell-range-address="Sheet1.A7:Sheet1.A13"/>
            <chart:data-point chart:repeated="7"/>
          </chart:series>
          <chart:series chart:style-name="ch12" chart:values-cell-range-address="Sheet1.C7:Sheet1.C13" chart:label-cell-address="Sheet1.C6:Sheet1.C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1)</text:p>
                <draw:g>
                  <svg:desc>Sheet1.B6:Sheet1.B6</svg:desc>
                </draw:g>
              </table:table-cell>
              <table:table-cell office:value-type="string">
                <text:p>L2 norm(2)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7:Sheet1.A13</svg:desc>
                </draw:g>
              </table:table-cell>
              <table:table-cell office:value-type="float" office:value="0.010088986958982">
                <text:p>0.010088986958982</text:p>
                <draw:g>
                  <svg:desc>Sheet1.B7:Sheet1.B13</svg:desc>
                </draw:g>
              </table:table-cell>
              <table:table-cell office:value-type="float" office:value="0.00767962353069325">
                <text:p>0.00767962353069325</text:p>
                <draw:g>
                  <svg:desc>Sheet1.C7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195925616517253">
                <text:p>0.00195925616517253</text:p>
              </table:table-cell>
              <table:table-cell office:value-type="float" office:value="0.00160815693157483">
                <text:p>0.00160815693157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312567678064418">
                <text:p>0.000312567678064418</text:p>
              </table:table-cell>
              <table:table-cell office:value-type="float" office:value="0.000245271123021585">
                <text:p>0.000245271123021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167697842187455">
                <text:p>0.0000167697842187455</text:p>
              </table:table-cell>
              <table:table-cell office:value-type="float" office:value="0.0000161652616257522">
                <text:p>0.0000161652616257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823860429526395">
                <text:p>0.000000823860429526395</text:p>
              </table:table-cell>
              <table:table-cell office:value-type="float" office:value="0.000000975995387783204">
                <text:p>0.000000975995387783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52957353377086">
                <text:p>0.0000000252957353377086</text:p>
              </table:table-cell>
              <table:table-cell office:value-type="float" office:value="0.0000000492329469943786">
                <text:p>0.0000000492329469943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0000824825909066684">
                <text:p>0.00000000824825909066684</text:p>
              </table:table-cell>
              <table:table-cell office:value-type="float" office:value="0.00000000650617268858055">
                <text:p>0.00000000650617268858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